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Dark</text:p>
      <text:p text:style-name="P1">(Working Title)</text:p>
      <text:p text:style-name="P1">Documentation</text:p>
      <text:h text:style-name="Heading_20_1" text:outline-level="1">Dependencies</text:h>
      <text:p text:style-name="Text_20_body">Libraries:</text:p>
      <text:list xml:id="list1269186943" text:style-name="L1">
        <text:list-item>
          <text:p text:style-name="P3">libsdl – Input,screen control</text:p>
        </text:list-item>
        <text:list-item>
          <text:p text:style-name="P3">libsdl-image – Loading various image types</text:p>
        </text:list-item>
        <text:list-item>
          <text:p text:style-name="P3">libsdl-mixer – loading waves and oggs</text:p>
        </text:list-item>
        <text:list-item>
          <text:p text:style-name="P3">libsdl-net – networking wrapper</text:p>
        </text:list-item>
        <text:list-item>
          <text:p text:style-name="P3">libsdl-ttf – font handling</text:p>
        </text:list-item>
        <text:list-item>
          <text:p text:style-name="P3">physfs – loading from compressed files</text:p>
        </text:list-item>
        <text:list-item>
          <text:p text:style-name="P3">gl - opengl</text:p>
        </text:list-item>
        <text:list-item>
          <text:p text:style-name="P3">glu – opengl utilities</text:p>
        </text:list-item>
      </text:list>
      <text:h text:style-name="Heading_20_1" text:outline-level="1">Controls</text:h>
      <text:list xml:id="list1936840622" text:style-name="L2">
        <text:list-item>
          <text:p text:style-name="P4">View Controls - F1</text:p>
        </text:list-item>
        <text:list-item>
          <text:p text:style-name="P4">Movement: ASDW – Left, Down, Right, Up</text:p>
          <text:list>
            <text:list-item>
              <text:p text:style-name="P4">Double Tap to Dash!</text:p>
            </text:list-item>
            <text:list-item>
              <text:p text:style-name="P4">Hold '/' to run</text:p>
            </text:list-item>
          </text:list>
        </text:list-item>
        <text:list-item>
          <text:p text:style-name="P4">Talk / Activate – e</text:p>
        </text:list-item>
        <text:list-item>
          <text:p text:style-name="P4">Target (toggle) – Space: Targets nearest enemy that you are facing</text:p>
        </text:list-item>
        <text:list-item>
          <text:p text:style-name="P4">Inventory Menu – 1</text:p>
        </text:list-item>
        <text:list-item>
          <text:p text:style-name="P4">Status Menu - 2</text:p>
        </text:list-item>
        <text:list-item>
          <text:p text:style-name="P4">Quit – Esc</text:p>
        </text:list-item>
        <text:list-item>
          <text:p text:style-name="P4">Switch Left Handed Weapon – LALT</text:p>
        </text:list-item>
        <text:list-item>
          <text:p text:style-name="P4">Switch Right Handed Weapon – RALT</text:p>
        </text:list-item>
        <text:list-item>
          <text:p text:style-name="P4">Use Left / Right Weapon – LSHIFT / RSHIFT</text:p>
        </text:list-item>
        <text:list-item>
          <text:p text:style-name="P4">Use left / right alternate action – LCTRL / RCTRL</text:p>
        </text:list-item>
        <text:list-item>
          <text:p text:style-name="P4">Next Spell – f : based on equipped left handed spell catalyst. <text:s/>Ie: <text:s/>If you have a wand, it will only select Magic spells. <text:s/>If you have a relic it will only select Divine Favors.</text:p>
        </text:list-item>
        <text:list-item>
          <text:p text:style-name="P4">Next Tool – g : cycles through usable items in the tool equipment slot.</text:p>
        </text:list-item>
        <text:list-item>
          <text:p text:style-name="P4">Use Tool – t : uses the equipped item in the tool slot.</text:p>
        </text:list-item>
        <text:list-item>
          <text:p text:style-name="P4">Save Game - F12</text:p>
        </text:list-item>
      </text:list>
      <text:h text:style-name="Heading_20_1" text:outline-level="1"><text:soft-page-break/>Gameplay Notes</text:h>
      <text:list xml:id="list1849721086" text:style-name="L3">
        <text:list-item>
          <text:p text:style-name="P5">Monsters will automatically become hostile if they see the player.</text:p>
        </text:list-item>
        <text:list-item>
          <text:p text:style-name="P5">NPCs do not become hostile unless attacked</text:p>
        </text:list-item>
        <text:list-item>
          <text:p text:style-name="P5">If you kill an NPC it will not re-spawn, ever!</text:p>
        </text:list-item>
        <text:list-item>
          <text:p text:style-name="P5">If you leave an area and come back, hostile NPCs will forgive you</text:p>
        </text:list-item>
      </text:list>
      <text:h text:style-name="Heading_20_1" text:outline-level="1">Known Bugs</text:h>
      <text:list xml:id="list929881534" text:style-name="L4">
        <text:list-item>
          <text:p text:style-name="P6">Collision detection:</text:p>
          <text:list>
            <text:list-item>
              <text:p text:style-name="P6">Sometime projectiles miss when they should have hit.</text:p>
            </text:list-item>
            <text:list-item>
              <text:p text:style-name="P6">You can sometime get yourself stuck in a wall if you try REALLY hard at a corner of a room. - FIXED</text:p>
            </text:list-item>
            <text:list-item>
              <text:p text:style-name="P6">You can sometimes bounce off of the corner of a tile. - not fixed</text:p>
            </text:list-item>
          </text:list>
        </text:list-item>
        <text:list-item>
          <text:p text:style-name="P6">Lockup on quit – I need to check my memory allocation and make sure I de-allocate all.</text:p>
        </text:list-item>
        <text:list-item>
          <text:p text:style-name="P6">You can target dead bodies. - Fixed</text:p>
        </text:list-item>
        <text:list-item>
          <text:p text:style-name="P6">Sometimes unstable after a game load – seems to work on subsequent loads.</text:p>
        </text:list-item>
        <text:list-item>
          <text:p text:style-name="P6">Map Editor doesn't add new objects right after a delete. <text:s/>Workaround: delete and then save, quit and reload the map.</text:p>
        </text:list-item>
      </text:list>
      <text:h text:style-name="Heading_20_1" text:outline-level="1">Map Editor Controls</text:h>
      <text:h text:style-name="Heading_20_2" text:outline-level="2">Map editor Controls</text:h>
      <text:list xml:id="list1483261823" text:style-name="L5">
        <text:list-item>
          <text:p text:style-name="P7">ASDW/ ARROWS – Move the camera around the map</text:p>
        </text:list-item>
        <text:list-item>
          <text:p text:style-name="P7">Left Click – Add something to the map</text:p>
        </text:list-item>
        <text:list-item>
          <text:p text:style-name="P7">Right Click – Remove something from the map</text:p>
        </text:list-item>
      </text:list>
      <text:h text:style-name="Heading_20_2" text:outline-level="2">Making a Map</text:h>
      <text:list xml:id="list1695946855" text:style-name="L6">
        <text:list-item>
          <text:p text:style-name="P8">Go to the tiles section (top left). Select your default tile.</text:p>
        </text:list-item>
        <text:list-item>
          <text:p text:style-name="P8">Go to the Info section.</text:p>
          <text:list>
            <text:list-item>
              <text:p text:style-name="P8">Name your map (Be sure to remember the name, it needs to match the filename. (to be fixed)</text:p>
            </text:list-item>
            <text:list-item>
              <text:p text:style-name="P8">Resize if you want different map dimensions (based on number of tiles)</text:p>
            </text:list-item>
            <text:list-item>
              <text:p text:style-name="P8">Select one:</text:p>
            </text:list-item>
          </text:list>
        </text:list-item>
      </text:list>
      <text:list xml:id="list962150500" text:style-name="L7">
        <text:list-item>
          <text:list>
            <text:list-item>
              <text:list>
                <text:list-item>
                  <text:p text:style-name="P9">Filled – Map is entirely made of solid [default] tile. <text:s/>For dungeon maps <text:s/>** Note that having filled tiles that are unused, may effect the performance of the map. <text:s/>Delete unnecessary tiles (those that will never be seen by the player)</text:p>
                </text:list-item>
                <text:list-item>
                  <text:p text:style-name="P9"><text:soft-page-break/>Border – Map is outlined with the [default] tile.</text:p>
                </text:list-item>
                <text:list-item>
                  <text:p text:style-name="P9">Empty – No Tiles are added</text:p>
                </text:list-item>
              </text:list>
            </text:list-item>
          </text:list>
        </text:list-item>
      </text:list>
      <text:list xml:id="list1083138701" text:continue-list="list1695946855" text:style-name="L6">
        <text:list-item>
          <text:list>
            <text:list-item>
              <text:p text:style-name="P8">Rebuild – Creates the map based on the above settings.</text:p>
            </text:list-item>
          </text:list>
        </text:list-item>
        <text:list-item>
          <text:p text:style-name="P8">Changing the layout (From the Tile Section)</text:p>
        </text:list-item>
      </text:list>
      <text:list xml:id="list405137103" text:style-name="L8">
        <text:list-item>
          <text:list>
            <text:list-item>
              <text:p text:style-name="P10">Next / Prev – Select tile brush.</text:p>
            </text:list-item>
            <text:list-item>
              <text:p text:style-name="P10">Left Click in the map to add the selected tile</text:p>
            </text:list-item>
            <text:list-item>
              <text:p text:style-name="P10">Right Click to remove the tile below the mouse</text:p>
            </text:list-item>
          </text:list>
        </text:list-item>
      </text:list>
      <text:list xml:id="list1415813505" text:continue-list="list1083138701" text:style-name="L6">
        <text:list-item>
          <text:p text:style-name="P8">Adding Objects (From the Object Section)</text:p>
        </text:list-item>
      </text:list>
      <text:list xml:id="list187546660" text:style-name="L9">
        <text:list-item>
          <text:list>
            <text:list-item>
              <text:p text:style-name="P11">a – Add Object Mode</text:p>
              <text:list>
                <text:list-item>
                  <text:p text:style-name="P11">Next / Prev – Select object to Add</text:p>
                </text:list-item>
                <text:list-item>
                  <text:p text:style-name="P11">Left Click – Add / Right Click – Remove</text:p>
                </text:list-item>
              </text:list>
            </text:list-item>
            <text:list-item>
              <text:p text:style-name="P11">s – Select object mode</text:p>
              <text:list>
                <text:list-item>
                  <text:p text:style-name="P11">Left Click – Select the Object (You will see the object displayed in the panel and its index number (Important).</text:p>
                </text:list-item>
                <text:list-item>
                  <text:p text:style-name="P11">v – View Object Keys</text:p>
                  <text:list>
                    <text:list-item>
                      <text:p text:style-name="P11">Add object keys – These let you configure the specific behavior for an object. <text:s/>See the object section Below.</text:p>
                      <text:list>
                        <text:list-item>
                          <text:p text:style-name="P11">“facing” - Make the object face a specific degree (0 is up)</text:p>
                        </text:list-item>
                        <text:list-item>
                          <text:p text:style-name="P11">“persists” - Make the object's state persist between level loads – Some objects default this behavior (chests and doors for instance). <text:s/>What gets persisted is based on the specific object.</text:p>
                        </text:list-item>
                      </text:list>
                    </text:list-item>
                    <text:list-item>
                      <text:p text:style-name="P11">Click on a key to remove it (there is a prompt, don't worry).</text:p>
                    </text:list-item>
                  </text:list>
                </text:list-item>
              </text:list>
            </text:list-item>
          </text:list>
        </text:list-item>
      </text:list>
      <text:list xml:id="list1652443474" text:continue-list="list1415813505" text:style-name="L6">
        <text:list-item>
          <text:p text:style-name="P8">Loading and Saving – File Panel</text:p>
        </text:list-item>
      </text:list>
      <text:list xml:id="list240812297" text:style-name="L10">
        <text:list-item>
          <text:list>
            <text:list-item>
              <text:p text:style-name="P12">Save – You need to type the filename with the extension .lvl <text:s/>Make sure the name matched the name of your map from the Info section.</text:p>
            </text:list-item>
            <text:list-item>
              <text:p text:style-name="P12">Load – you <text:s/>need to the type the filename, extension and all.</text:p>
            </text:list-item>
          </text:list>
        </text:list-item>
      </text:list>
      <text:h text:style-name="Heading_20_1" text:outline-level="1">Object Types and Keys</text:h>
      <text:list xml:id="list123939284" text:style-name="L11">
        <text:list-item>
          <text:p text:style-name="P13">facing - This global key will change the spawning rotation of any object except for doors or where no rotation is needed. <text:s/>facing &lt;degrees&gt;, rotation is clockwise</text:p>
        </text:list-item>
        <text:list-item>
          <text:p text:style-name="P13">spawncond – you can set conditions for an object to spawn or not.</text:p>
          <text:list>
            <text:list-item>
              <text:p text:style-name="P13">not – negates the rest of the condition.</text:p>
            </text:list-item>
            <text:list-item>
              <text:p text:style-name="P13">quest &lt;questname&gt; &lt;complete/incomplete&gt;- quest must have been completed or incomplete. <text:s/>Only works on single word quest names.</text:p>
            </text:list-item>
            <text:list-item>
              <text:p text:style-name="P13">save &lt;level.lvl&gt; &lt;name&gt; - hostage &lt;name&gt; has been saved on level &lt;level.lvl&gt;</text:p>
            </text:list-item>
            <text:list-item>
              <text:p text:style-name="P13"><text:soft-page-break/>kill &lt;level.lvl&gt; &lt;id&gt; - object with the id &lt;id&gt; has been killed by the player. <text:s/>Note that the object in question must be a persistent death.</text:p>
            </text:list-item>
            <text:list-item>
              <text:p text:style-name="P13">return || item &lt;item name&gt; - player has the item in his possession. <text:s/>Return implies it will be removed from the player's inventory.</text:p>
            </text:list-item>
          </text:list>
        </text:list-item>
        <text:list-item>
          <text:p text:style-name="P13">monster – creates a monster spawn point</text:p>
          <text:list>
            <text:list-item>
              <text:p text:style-name="P13">persists – stays dead after killing, otherwise it will respawn next time. <text:s/>Useful for Bosses and quest targets. <text:s/>ALL NPCS have persistent death.</text:p>
            </text:list-item>
            <text:list-item>
              <text:p text:style-name="P13">monster &lt;name&gt; - spawns the monster by name. <text:s/>No name and no monster is spawned</text:p>
            </text:list-item>
          </text:list>
        </text:list-item>
        <text:list-item>
          <text:p text:style-name="P13">npc – creates an npc.</text:p>
          <text:list>
            <text:list-item>
              <text:p text:style-name="P13">name &lt;npc name&gt; - The name of the NPC data to load from the npclist.def file.</text:p>
            </text:list-item>
          </text:list>
        </text:list-item>
        <text:list-item>
          <text:p text:style-name="P13">playerstart – only needed on the first map, or special maps.</text:p>
        </text:list-item>
        <text:list-item>
          <text:p text:style-name="P13">stairsup stairsdown – level exits</text:p>
          <text:list>
            <text:list-item>
              <text:p text:style-name="P13">level &lt;name&gt; - links to this map</text:p>
            </text:list-item>
            <text:list-item>
              <text:p text:style-name="P13">target &lt;name&gt; &lt;nth&gt; - puts the player at the Nth object with this name. <text:s/>So if there are 2 stairsup on a level and you want the first one it would “target stairsup 0”. <text:s/>The zero is needed even if there is only one.</text:p>
            </text:list-item>
            <text:list-item>
              <text:p text:style-name="P13">offset x y – When THIS stair is targetted, it will place the player x many tiles to the right and y many tiles down from this object. <text:s/>By default it will place the player ON this object.</text:p>
            </text:list-item>
          </text:list>
        </text:list-item>
        <text:list-item>
          <text:p text:style-name="P13">gateway – level exit</text:p>
          <text:list>
            <text:list-item>
              <text:p text:style-name="P13">broken – This tag will de-activate the portal unless the player has a Gate Stone. <text:s/>Otherwise it functions just like stairs. <text:s/>This state persists.</text:p>
            </text:list-item>
          </text:list>
        </text:list-item>
        <text:list-item>
          <text:p text:style-name="P13">levelexit – level exit. <text:s/>Works exactly like stairs.</text:p>
        </text:list-item>
        <text:list-item>
          <text:p text:style-name="P13">Barrel – A map object. <text:s/>Going to be destructible</text:p>
          <text:list>
            <text:list-item>
              <text:p text:style-name="P13">drop &lt;item&gt; - will drop &lt;item&gt; when broken</text:p>
            </text:list-item>
          </text:list>
        </text:list-item>
        <text:list-item>
          <text:p text:style-name="P13">infotag – overall map config. <text:s/>Doesn't spawn anything</text:p>
          <text:list>
            <text:list-item>
              <text:p text:style-name="P13">first &lt;dialog&gt; displays &lt;dialog&gt; the first time a player enters the map.</text:p>
            </text:list-item>
          </text:list>
        </text:list-item>
        <text:list-item>
          <text:p text:style-name="P13">Deadbody – A body for ambiance.</text:p>
          <text:list>
            <text:list-item>
              <text:p text:style-name="P13">item &lt;name&gt; - item is spawned on this body. <text:s/>Once taken, it will not respawn</text:p>
            </text:list-item>
            <text:list-item>
              <text:p text:style-name="P13">desc &lt;text&gt; - A specific description for this body. <text:s/>Otherwise it plays a random message</text:p>
            </text:list-item>
          </text:list>
        </text:list-item>
        <text:list-item>
          <text:p text:style-name="P13">itemdrop – Spawns an item pickup</text:p>
          <text:list>
            <text:list-item>
              <text:p text:style-name="P13">item count &lt;name&gt; - once picked up does not respawn. <text:s/>Works for “gold” too</text:p>
            </text:list-item>
          </text:list>
        </text:list-item>
        <text:list-item>
          <text:p text:style-name="P13">chest – A treasure chest will persist</text:p>
          <text:list>
            <text:list-item>
              <text:p text:style-name="P13">trapped &lt;name&gt; X - not implemented yet, but it will make the chest trapped with the named trap at X difficulty.</text:p>
            </text:list-item>
            <text:list-item>
              <text:p text:style-name="P13">locked x – locks the chest with a difficulty of X.</text:p>
            </text:list-item>
            <text:list-item>
              <text:p text:style-name="P13"><text:soft-page-break/>gold x – contains this much gold</text:p>
            </text:list-item>
            <text:list-item>
              <text:p text:style-name="P13">item &lt;name&gt; - contains this item</text:p>
            </text:list-item>
            <text:list-item>
              <text:p text:style-name="P13">itemcount X – contains this many of the above item. <text:s/>It defaults to 1, so this tag is optional.</text:p>
            </text:list-item>
          </text:list>
        </text:list-item>
        <text:list-item>
          <text:p text:style-name="P13">door vertical / horizontal</text:p>
          <text:list>
            <text:list-item>
              <text:p text:style-name="P13">locked x – locked at X difficulty</text:p>
            </text:list-item>
            <text:list-item>
              <text:p text:style-name="P13">trapped &lt;name&gt; x – trapped with &lt;name&gt; at difficulty X.</text:p>
            </text:list-item>
            <text:list-item>
              <text:p text:style-name="P13">barred – cannot be picked. Can only be opened by a trigger.</text:p>
            </text:list-item>
          </text:list>
        </text:list-item>
        <text:list-item>
          <text:p text:style-name="P13">alter – this places an alter for the player to use Grace to gain stats.</text:p>
        </text:list-item>
        <text:list-item>
          <text:p text:style-name="P13">daylight – Add this object on a tile somewhere. <text:s/>This designates the whole level as “outside” so darkness will follow time.</text:p>
        </text:list-item>
        <text:list-item>
          <text:p text:style-name="P13">lever – this lets the player manipulate something on the map.</text:p>
          <text:list>
            <text:list-item>
              <text:p text:style-name="P13">target &lt;objectID&gt; - Can only target an object on this map.</text:p>
            </text:list-item>
            <text:list-item>
              <text:p text:style-name="P13">targetaction &lt;action&gt; - Specifies what it does to the object.</text:p>
            </text:list-item>
            <text:list-item>
              <text:p text:style-name="P13">health X – Lever can be activated by an attack (including ranged).</text:p>
            </text:list-item>
          </text:list>
        </text:list-item>
        <text:list-item>
          <text:p text:style-name="P13">Trap – this places a trap on a tile.</text:p>
          <text:list>
            <text:list-item>
              <text:p text:style-name="P13">type &lt;name&gt; - determines the type of trap.</text:p>
            </text:list-item>
            <text:list-item>
              <text:p text:style-name="P13">effect &lt;name&gt; - <text:s/>sets an effect of the trap</text:p>
            </text:list-item>
            <text:list-item>
              <text:p text:style-name="P13">difficulty x – required skill to disarm.</text:p>
            </text:list-item>
            <text:list-item>
              <text:p text:style-name="P13">angle X – determines the angle of attack for a projectile trap.</text:p>
            </text:list-item>
            <text:list-item>
              <text:p text:style-name="P13">target &lt;objectID&gt; - Can only target an object on this map.</text:p>
            </text:list-item>
            <text:list-item>
              <text:p text:style-name="P13">targetaction &lt;action&gt; - Specifies what it does to the object.</text:p>
            </text:list-item>
          </text:list>
        </text:list-item>
      </text:list>
      <text:p text:style-name="Text_20_body"/>
      <text:h text:style-name="Heading_20_1" text:outline-level="1">Needed Content</text:h>
      <text:list xml:id="list1372380871" text:style-name="L12">
        <text:list-item>
          <text:p text:style-name="P14">Resistance Settlement – Starttown.lvl. - Architecture is a hodge podge from the different realms. <text:s/>Built on the ruins of a lost fort.</text:p>
          <text:list>
            <text:list-item>
              <text:p text:style-name="P14">Arena – Where the player can learn about combat skills.</text:p>
            </text:list-item>
            <text:list-item>
              <text:p text:style-name="P14">Tunnels – Below <text:s/>the settlement there are minor undead from the previous inhabitants. Somewhere down here there is the missing Gate Stone to the Settlement's Gateway to:</text:p>
              <text:list>
                <text:list-item>
                  <text:p text:style-name="P14">An offshoot of the tunnels is where the thieve's guild is hidden.</text:p>
                </text:list-item>
              </text:list>
            </text:list-item>
            <text:list-item>
              <text:p text:style-name="P14">The Cross Roads – A remote mountain top that serves as a hub for the rune gates. <text:s/>Here the player can gate to the other areas once the player has access.</text:p>
              <text:list>
                <text:list-item>
                  <text:p text:style-name="P14">Once the player has acquired all of the Elemental Runes. <text:s/>The player can gain access to the underworld. <text:s/>Though it is not advised until the Lords have been defeated.</text:p>
                </text:list-item>
                <text:list-item>
                  <text:p text:style-name="P14"><text:soft-page-break/>Heaven's Gate – The Gateway to the Floating City – Cannot be activated until the player has defeated all of the Lords.</text:p>
                </text:list-item>
              </text:list>
            </text:list-item>
          </text:list>
        </text:list-item>
        <text:list-item>
          <text:p text:style-name="P14">Vampire Realm – Based on Atlantis – Architecture based on greek and eastern european styles. Set in the mountains with caves and mines.</text:p>
          <text:list>
            <text:list-item>
              <text:p text:style-name="P14">Monster</text:p>
              <text:list>
                <text:list-item>
                  <text:p text:style-name="P14">Goblin Slaves</text:p>
                </text:list-item>
                <text:list-item>
                  <text:p text:style-name="P14">Human Salves – based on player models.</text:p>
                </text:list-item>
                <text:list-item>
                  <text:p text:style-name="P14">Minotaur</text:p>
                </text:list-item>
                <text:list-item>
                  <text:p text:style-name="P14">Vampire Mutants</text:p>
                </text:list-item>
                <text:list-item>
                  <text:p text:style-name="P14">Vampire Knights – based on player models</text:p>
                </text:list-item>
              </text:list>
            </text:list-item>
            <text:list-item>
              <text:p text:style-name="P14">Bosses</text:p>
              <text:list>
                <text:list-item>
                  <text:p text:style-name="P14">Master of the Mansion</text:p>
                </text:list-item>
                <text:list-item>
                  <text:p text:style-name="P14">Slave Master</text:p>
                </text:list-item>
                <text:list-item>
                  <text:p text:style-name="P14">Clockwork Golem</text:p>
                </text:list-item>
                <text:list-item>
                  <text:p text:style-name="P14">Shadow Lord</text:p>
                </text:list-item>
              </text:list>
            </text:list-item>
            <text:list-item>
              <text:p text:style-name="P14">Objects</text:p>
              <text:list>
                <text:list-item>
                  <text:p text:style-name="P14">Clockwork Machinery</text:p>
                </text:list-item>
                <text:list-item>
                  <text:p text:style-name="P14">Mining Carts and Equipment</text:p>
                </text:list-item>
                <text:list-item>
                  <text:p text:style-name="P14">Vampire décor</text:p>
                </text:list-item>
              </text:list>
            </text:list-item>
            <text:list-item>
              <text:p text:style-name="P14">Dungeons</text:p>
              <text:list>
                <text:list-item>
                  <text:p text:style-name="P14">Mountain Pass – The large outside map that links all the other dungeons together</text:p>
                  <text:list>
                    <text:list-item>
                      <text:p text:style-name="P14">Hermit's Cave – Where the player meets the hermit who teaches some more advanced Holy magic.</text:p>
                    </text:list-item>
                  </text:list>
                </text:list-item>
                <text:list-item>
                  <text:p text:style-name="P14">Mountain Village – A village of people living in fear of the Shadow Lord.</text:p>
                </text:list-item>
                <text:list-item>
                  <text:p text:style-name="P14">Alucard's Mansion – A side dungeon for Atlantean players.</text:p>
                </text:list-item>
                <text:list-item>
                  <text:p text:style-name="P14">Mines – Where the players will face the Slave Master who will drops the key to access the Clockwork Tower</text:p>
                </text:list-item>
                <text:list-item>
                  <text:p text:style-name="P14">Clockwork Tower – Where the player will face the Wind Golem who blocks access to the tower of Shadow and is powered by the Wind Rune.</text:p>
                </text:list-item>
                <text:list-item>
                  <text:p text:style-name="P14">Tower Of Shadow – Where the player will face the Shadow Lord for the Shadow Rune.</text:p>
                </text:list-item>
              </text:list>
            </text:list-item>
          </text:list>
        </text:list-item>
        <text:list-item>
          <text:p text:style-name="P14">Werewolf Realm <text:s/>- Based on the lost continent of Mu – Architecture based on native american and Norse. <text:s/>Levels centered around a nomadic village and forest / valley / caves.</text:p>
          <text:list>
            <text:list-item>
              <text:p text:style-name="P14">Monsters</text:p>
              <text:list>
                <text:list-item>
                  <text:p text:style-name="P14">Wolves</text:p>
                </text:list-item>
                <text:list-item>
                  <text:p text:style-name="P14"><text:soft-page-break/>Bears</text:p>
                </text:list-item>
                <text:list-item>
                  <text:p text:style-name="P14">Worgs</text:p>
                </text:list-item>
                <text:list-item>
                  <text:p text:style-name="P14">Werewolf</text:p>
                </text:list-item>
                <text:list-item>
                  <text:p text:style-name="P14">Skinwalker – Like a player only bigger and with animal wings</text:p>
                </text:list-item>
              </text:list>
            </text:list-item>
            <text:list-item>
              <text:p text:style-name="P14">Bosses</text:p>
              <text:list>
                <text:list-item>
                  <text:p text:style-name="P14">Satyr</text:p>
                </text:list-item>
                <text:list-item>
                  <text:p text:style-name="P14">Savage Wolf – Giant wolf</text:p>
                </text:list-item>
                <text:list-item>
                  <text:p text:style-name="P14">Crystal Golem</text:p>
                </text:list-item>
                <text:list-item>
                  <text:p text:style-name="P14">Lord of Nature</text:p>
                </text:list-item>
              </text:list>
            </text:list-item>
            <text:list-item>
              <text:p text:style-name="P14">Objects</text:p>
              <text:list>
                <text:list-item>
                  <text:p text:style-name="P14">Trees</text:p>
                </text:list-item>
                <text:list-item>
                  <text:p text:style-name="P14">Fallen trees</text:p>
                </text:list-item>
                <text:list-item>
                  <text:p text:style-name="P14">Shrubs</text:p>
                </text:list-item>
                <text:list-item>
                  <text:p text:style-name="P14">Rocks</text:p>
                </text:list-item>
              </text:list>
            </text:list-item>
            <text:list-item>
              <text:p text:style-name="P14">Dungeons</text:p>
              <text:list>
                <text:list-item>
                  <text:p text:style-name="P14">Netherwood Forest – The large outside map that links the others</text:p>
                </text:list-item>
                <text:list-item>
                  <text:p text:style-name="P14">Nomad's Camp – On the edge of the forest, it has turned into a fortified base rather than the temporary camp.</text:p>
                </text:list-item>
                <text:list-item>
                  <text:p text:style-name="P14">Druid's Glade – Where players can learn some Divine Favors and some Alchemy.</text:p>
                  <text:list>
                    <text:list-item>
                      <text:p text:style-name="P14">Cave of Trials – Side dungeon for Muan players</text:p>
                    </text:list-item>
                    <text:list-item>
                      <text:p text:style-name="P14">Den of the Savage Wolf – Where players will face the great wolf and gain access to the great caverns.</text:p>
                    </text:list-item>
                  </text:list>
                </text:list-item>
                <text:list-item>
                  <text:p text:style-name="P14">Netherwood Valley</text:p>
                  <text:list>
                    <text:list-item>
                      <text:p text:style-name="P14">Great Caverns – Blocked off by unbreakable crystals. <text:s/>Where the player will face the Crystal Golem who blocks the way to the Ancient Ruins. <text:s/>Drops the Rune of Earth.</text:p>
                    </text:list-item>
                    <text:list-item>
                      <text:p text:style-name="P14">Ruins of the High Born – Where the player will need to find the:</text:p>
                      <text:list>
                        <text:list-item>
                          <text:p text:style-name="P14">Tower of Nature – Where players will face the Savage Lord of Natu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Angel Realm – Based on the legends of avalon – Architecture based on western european medeival. <text:s/>Levels centered around a vast city and surrounding farmlands.</text:p>
          <text:list>
            <text:list-item>
              <text:p text:style-name="P14">Monsters</text:p>
              <text:list>
                <text:list-item>
                  <text:p text:style-name="P14">Light Infantry – Chain mail set</text:p>
                </text:list-item>
                <text:list-item>
                  <text:p text:style-name="P14">Archers – light armor w/ bows</text:p>
                </text:list-item>
                <text:list-item>
                  <text:p text:style-name="P14">Knights – Plate mail set with heavy weaponry</text:p>
                </text:list-item>
                <text:list-item>
                  <text:p text:style-name="P14">Acolytes of Light – Priestly garb </text:p>
                </text:list-item>
                <text:list-item>
                  <text:p text:style-name="P14"><text:soft-page-break/>The chosen ones – Adorned with wings and high stats.</text:p>
                </text:list-item>
              </text:list>
            </text:list-item>
            <text:list-item>
              <text:p text:style-name="P14">Bosses</text:p>
              <text:list>
                <text:list-item>
                  <text:p text:style-name="P14">The Magistrate – Heavily Armed with Royal Garb</text:p>
                </text:list-item>
                <text:list-item>
                  <text:p text:style-name="P14">The Angel of Death – Flaming sword.</text:p>
                </text:list-item>
                <text:list-item>
                  <text:p text:style-name="P14">The Martyr</text:p>
                </text:list-item>
                <text:list-item>
                  <text:p text:style-name="P14">The Lord of Light</text:p>
                </text:list-item>
              </text:list>
            </text:list-item>
            <text:list-item>
              <text:p text:style-name="P14">Objects</text:p>
              <text:list>
                <text:list-item>
                  <text:p text:style-name="P14">Holy décor</text:p>
                </text:list-item>
                <text:list-item>
                  <text:p text:style-name="P14">Banners</text:p>
                </text:list-item>
                <text:list-item>
                  <text:p text:style-name="P14">Siege weapons (on the battlements)</text:p>
                </text:list-item>
                <text:list-item>
                  <text:p text:style-name="P14">Torture devices (in the dungeon)</text:p>
                </text:list-item>
                <text:list-item>
                  <text:p text:style-name="P14">Pews – In the Cathedral</text:p>
                </text:list-item>
              </text:list>
            </text:list-item>
            <text:list-item>
              <text:p text:style-name="P14">Dungeons</text:p>
              <text:list>
                <text:list-item>
                  <text:p text:style-name="P14">The Kingdom of Avalon – The Large outside map that links everything together</text:p>
                  <text:list>
                    <text:list-item>
                      <text:p text:style-name="P14">Farmlands – outside the city walls.</text:p>
                    </text:list-item>
                    <text:list-item>
                      <text:p text:style-name="P14">Low Town – Inside the city walls where the player can meet NPCs</text:p>
                    </text:list-item>
                  </text:list>
                </text:list-item>
                <text:list-item>
                  <text:p text:style-name="P14">Battlements – The massive fortified walls are a maze unto themselves. <text:s/>They are the only way to reach the:</text:p>
                  <text:list>
                    <text:list-item>
                      <text:p text:style-name="P14">Citadel – Where the player will face the Magistrate. <text:s/>Who will drop the keys to the dungeon</text:p>
                    </text:list-item>
                  </text:list>
                </text:list-item>
                <text:list-item>
                  <text:p text:style-name="P14">Crypt of the Martyr – Side dungeon for Avalonian players.</text:p>
                </text:list-item>
                <text:list-item>
                  <text:p text:style-name="P14">Dungeons – Whee the player will be able to free some prisoner NPCs and gain access to:</text:p>
                  <text:list>
                    <text:list-item>
                      <text:p text:style-name="P14">The Cathedral of Purity – Where the player will face the Angel of Death, wielder of the Heavenly Sword of Fire. <text:s/>Who holds the Rune of Fire and stands in the way of the player accessing:</text:p>
                      <text:list>
                        <text:list-item>
                          <text:p text:style-name="P14">The Tower of Light – Where the player will face the Lord of Ligh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Undead Realm – Based on the legend of Ys – Architecture based on French and russian. <text:s/>Levels centered around a large swampland.</text:p>
          <text:list>
            <text:list-item>
              <text:p text:style-name="P14">Monsters</text:p>
              <text:list>
                <text:list-item>
                  <text:p text:style-name="P14">Skeleton</text:p>
                </text:list-item>
                <text:list-item>
                  <text:p text:style-name="P14">Zombie</text:p>
                </text:list-item>
                <text:list-item>
                  <text:p text:style-name="P14">Horror</text:p>
                </text:list-item>
                <text:list-item>
                  <text:p text:style-name="P14">Spectre / Wraith</text:p>
                </text:list-item>
                <text:list-item>
                  <text:p text:style-name="P14"><text:soft-page-break/>Lich</text:p>
                </text:list-item>
                <text:list-item>
                  <text:p text:style-name="P14">Revenant – Armored like a player. Very tough.</text:p>
                </text:list-item>
                <text:list-item>
                  <text:p text:style-name="P14">Bone Golem</text:p>
                </text:list-item>
              </text:list>
            </text:list-item>
            <text:list-item>
              <text:p text:style-name="P14">Bosses</text:p>
              <text:list>
                <text:list-item>
                  <text:p text:style-name="P14">Frankenstein's Monster – Side Boss</text:p>
                </text:list-item>
                <text:list-item>
                  <text:p text:style-name="P14">Key Master – Undead monster in the heart of the crypt.</text:p>
                </text:list-item>
                <text:list-item>
                  <text:p text:style-name="P14">Lightning Lich – Sub Boss</text:p>
                </text:list-item>
                <text:list-item>
                  <text:p text:style-name="P14">Undying Lord</text:p>
                </text:list-item>
              </text:list>
            </text:list-item>
            <text:list-item>
              <text:p text:style-name="P14">Objects</text:p>
              <text:list>
                <text:list-item>
                  <text:p text:style-name="P14">Dead Trees</text:p>
                </text:list-item>
                <text:list-item>
                  <text:p text:style-name="P14">Swamp Plants</text:p>
                </text:list-item>
                <text:list-item>
                  <text:p text:style-name="P14">Bone piles</text:p>
                </text:list-item>
                <text:list-item>
                  <text:p text:style-name="P14">Chains</text:p>
                </text:list-item>
              </text:list>
            </text:list-item>
            <text:list-item>
              <text:p text:style-name="P14">Dungeons</text:p>
              <text:list>
                <text:list-item>
                  <text:p text:style-name="P14">The Swamplands – Large outdoor map linking the other dungeons together</text:p>
                  <text:list>
                    <text:list-item>
                      <text:p text:style-name="P14">Witch's Hut – Living alone in the land of the dead. <text:s/>She knows some basic Necromancy.</text:p>
                    </text:list-item>
                  </text:list>
                </text:list-item>
                <text:list-item>
                  <text:p text:style-name="P14">The Lost Town – A destroyed town overrun with the undead.</text:p>
                </text:list-item>
                <text:list-item>
                  <text:p text:style-name="P14">New Ys – A small town where refugees from the lost town have set up a new settlement. <text:s/>A safe place</text:p>
                </text:list-item>
                <text:list-item>
                  <text:p text:style-name="P14">Necromancer's Tower – Where players who want to learn advanced necromancy absolutely want to gain entry. <text:s/>Others may want the loot.</text:p>
                </text:list-item>
                <text:list-item>
                  <text:p text:style-name="P14">Lost Castle – Side dungeon for Ysean players only where they will face Frankenstein's Monster. </text:p>
                </text:list-item>
                <text:list-item>
                  <text:p text:style-name="P14">Mausoleum – Where players will face the Key Master in order to gain access to the Asylum</text:p>
                </text:list-item>
                <text:list-item>
                  <text:p text:style-name="P14">Asylum – Where players will face the Lightning Lich and get the Lightning Rune. <text:s/>This opens up the path to the Tower of the Undying.</text:p>
                </text:list-item>
                <text:list-item>
                  <text:p text:style-name="P14">Tower of the Undying – Where players will fight the Undying Lord and gain the Rune of Souls.</text:p>
                </text:list-item>
              </text:list>
            </text:list-item>
          </text:list>
        </text:list-item>
        <text:list-item>
          <text:p text:style-name="P14">Cthuhlu Realm – Based on the Theory of Lemuria – Architecture based on East african and Western Indian. <text:s/>Level centered around a large port.</text:p>
          <text:list>
            <text:list-item>
              <text:p text:style-name="P14">Monsters</text:p>
              <text:list>
                <text:list-item>
                  <text:p text:style-name="P14">Fallen Cultist</text:p>
                </text:list-item>
                <text:list-item>
                  <text:p text:style-name="P14">Mutant Cultist</text:p>
                </text:list-item>
                <text:list-item>
                  <text:p text:style-name="P14"><text:soft-page-break/>Mindless Ones – Equipped like a player</text:p>
                </text:list-item>
                <text:list-item>
                  <text:p text:style-name="P14">Writhing masses of tentacles</text:p>
                </text:list-item>
              </text:list>
            </text:list-item>
            <text:list-item>
              <text:p text:style-name="P14">Bosses</text:p>
              <text:list>
                <text:list-item>
                  <text:p text:style-name="P14">Fallen Avatar</text:p>
                </text:list-item>
                <text:list-item>
                  <text:p text:style-name="P14">Shiggoth</text:p>
                </text:list-item>
                <text:list-item>
                  <text:p text:style-name="P14">The Acolyte of the Old One</text:p>
                </text:list-item>
              </text:list>
            </text:list-item>
            <text:list-item>
              <text:p text:style-name="P14">Objects</text:p>
              <text:list>
                <text:list-item>
                  <text:p text:style-name="P14">Port Supplies (Net covered Crates and the like)</text:p>
                </text:list-item>
                <text:list-item>
                  <text:p text:style-name="P14">Lovecraft inspired pillars and objects</text:p>
                </text:list-item>
                <text:list-item>
                  <text:p text:style-name="P14">Pulsating masses of organics</text:p>
                </text:list-item>
              </text:list>
            </text:list-item>
            <text:list-item>
              <text:p text:style-name="P14">Dungeons</text:p>
              <text:list>
                <text:list-item>
                  <text:p text:style-name="P14">The Port Town of Dagon – The large outdoor city that links the other areas together.</text:p>
                  <text:list>
                    <text:list-item>
                      <text:p text:style-name="P14">The Assassin's Guild – If the player can get into it (via climbing)</text:p>
                    </text:list-item>
                  </text:list>
                </text:list-item>
                <text:list-item>
                  <text:p text:style-name="P14">The Catacombs – Where the players will face the Fallen Avatar</text:p>
                </text:list-item>
                <text:list-item>
                  <text:p text:style-name="P14">The Monastery of the Old One – Which gives the player access to:</text:p>
                  <text:list>
                    <text:list-item>
                      <text:p text:style-name="P14">The Lighthouse – Where the player will find the Gateway to:</text:p>
                    </text:list-item>
                  </text:list>
                </text:list-item>
                <text:list-item>
                  <text:p text:style-name="P14">The Island of Illusion – Can only be accessed through a Gateway in the Lighthouse.</text:p>
                  <text:list>
                    <text:list-item>
                      <text:p text:style-name="P14">The Sunken Temple – Side dungeon for Lemurian players.</text:p>
                    </text:list-item>
                    <text:list-item>
                      <text:p text:style-name="P14">Cathedral of the Old One – Where the player will face the Shiggoth who drops the Rune of Water and blocks the way to:</text:p>
                      <text:list>
                        <text:list-item>
                          <text:p text:style-name="P14">The Tower of Dimension – Where the player face the Lord of Dimension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Underworld Realm – Based on various visions of a Hell.</text:p>
          <text:list>
            <text:list-item>
              <text:p text:style-name="P14">Monsters</text:p>
              <text:list>
                <text:list-item>
                  <text:p text:style-name="P14">Earth Demon</text:p>
                </text:list-item>
                <text:list-item>
                  <text:p text:style-name="P14">Water Demon</text:p>
                </text:list-item>
                <text:list-item>
                  <text:p text:style-name="P14">Wind Demon</text:p>
                </text:list-item>
                <text:list-item>
                  <text:p text:style-name="P14">Fire Demon</text:p>
                </text:list-item>
                <text:list-item>
                  <text:p text:style-name="P14">Lightning Demon</text:p>
                </text:list-item>
              </text:list>
            </text:list-item>
            <text:list-item>
              <text:p text:style-name="P14">Bosses</text:p>
              <text:list>
                <text:list-item>
                  <text:p text:style-name="P14">&lt;Element&gt; Devil</text:p>
                </text:list-item>
                <text:list-item>
                  <text:p text:style-name="P14">Mistress of the Underworld</text:p>
                </text:list-item>
              </text:list>
            </text:list-item>
            <text:list-item>
              <text:p text:style-name="P14">Objects</text:p>
              <text:list>
                <text:list-item>
                  <text:p text:style-name="P14">Fire Pits</text:p>
                </text:list-item>
                <text:list-item>
                  <text:p text:style-name="P14"><text:soft-page-break/>Stagmites</text:p>
                </text:list-item>
              </text:list>
            </text:list-item>
            <text:list-item>
              <text:p text:style-name="P14">Dungeons</text:p>
              <text:list>
                <text:list-item>
                  <text:p text:style-name="P14">Purgatory – A vast cavern that holds the Gateways to five elemental Hells each holds a chaotic elemental Orb. <text:s/>With all 5 Orbs the player will be able to access the lower levels of hell.</text:p>
                  <text:list>
                    <text:list-item>
                      <text:p text:style-name="P14">Earth Hell</text:p>
                    </text:list-item>
                    <text:list-item>
                      <text:p text:style-name="P14">Water Hell</text:p>
                    </text:list-item>
                    <text:list-item>
                      <text:p text:style-name="P14">Wind Hell</text:p>
                    </text:list-item>
                    <text:list-item>
                      <text:p text:style-name="P14">Fire Hell</text:p>
                    </text:list-item>
                    <text:list-item>
                      <text:p text:style-name="P14">Lightning Hell</text:p>
                    </text:list-item>
                    <text:list-item>
                      <text:p text:style-name="P14">Lower planes of hell – Where the player will face the Mistress of the Underworld for the Empress Ru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Floating City – Based on various visions of a heaven, only slightly distorted. <text:s/>Hinting at an underlying evil. <text:s/>Gardens, Marble temples, Golden tapestries.</text:p>
          <text:list>
            <text:list-item>
              <text:p text:style-name="P14">Monsters</text:p>
              <text:list>
                <text:list-item>
                  <text:p text:style-name="P14">All monsters are powered up versions of Corrupted forms.</text:p>
                </text:list-item>
              </text:list>
            </text:list-item>
            <text:list-item>
              <text:p text:style-name="P14">Bosses</text:p>
              <text:list>
                <text:list-item>
                  <text:p text:style-name="P14">The Emperor</text:p>
                </text:list-item>
              </text:list>
            </text:list-item>
            <text:list-item>
              <text:p text:style-name="P14">Objects</text:p>
              <text:list>
                <text:list-item>
                  <text:p text:style-name="P14">Pillars</text:p>
                </text:list-item>
                <text:list-item>
                  <text:p text:style-name="P14">Gardens</text:p>
                </text:list-item>
                <text:list-item>
                  <text:p text:style-name="P14">Crystal Lights</text:p>
                </text:list-item>
              </text:list>
            </text:list-item>
            <text:list-item>
              <text:p text:style-name="P14">Dungeons</text:p>
              <text:list>
                <text:list-item>
                  <text:p text:style-name="P14">Palace of the Emperor – Where the player will face the Emperor of Heaven</text:p>
                </text:list-item>
              </text:list>
            </text:list-item>
          </text:list>
        </text:list-item>
      </text:list>
      <text:h text:style-name="Heading_20_1" text:outline-level="1">Milestones</text:h>
      <text:p text:style-name="Text_20_body"><text:tab/>These are the goals to be reached for each stage of development</text:p>
      <text:h text:style-name="Heading_20_2" text:outline-level="2">Pre-Alpha Target</text:h>
      <text:list xml:id="list1462128016" text:style-name="L13">
        <text:list-item>
          <text:p text:style-name="P15">Physics Engine Integrated</text:p>
        </text:list-item>
        <text:list-item>
          <text:p text:style-name="P15">5 Core classes mostly working</text:p>
          <text:list>
            <text:list-item>
              <text:p text:style-name="P15">Hunter - <text:s/>TODO: Parry, Body Control, Vital Strike, Deflect, Dash</text:p>
            </text:list-item>
            <text:list-item>
              <text:p text:style-name="P15">Rogue – TODO: Trap Detection, Trap Disarming, Back Attack</text:p>
            </text:list-item>
            <text:list-item>
              <text:p text:style-name="P15">Wizard – TODO : A few spells</text:p>
            </text:list-item>
            <text:list-item>
              <text:p text:style-name="P15"><text:soft-page-break/>Curate – TODO: Most Spells</text:p>
            </text:list-item>
            <text:list-item>
              <text:p text:style-name="P15">Alchemist – DONE</text:p>
            </text:list-item>
          </text:list>
        </text:list-item>
        <text:list-item>
          <text:p text:style-name="P15">Basic Game Items in Place</text:p>
          <text:list>
            <text:list-item>
              <text:p text:style-name="P15">Alchemy – Most in place</text:p>
            </text:list-item>
            <text:list-item>
              <text:p text:style-name="P15">Throwing – DONE</text:p>
            </text:list-item>
            <text:list-item>
              <text:p text:style-name="P15">Weapons &amp; Armor – Done</text:p>
            </text:list-item>
          </text:list>
        </text:list-item>
        <text:list-item>
          <text:p text:style-name="P15">Basic Map Objects - Done</text:p>
          <text:list>
            <text:list-item>
              <text:p text:style-name="P15">Exits – Gateways, Stairs, Path Exits - Done</text:p>
            </text:list-item>
            <text:list-item>
              <text:p text:style-name="P15">Doors - Done</text:p>
            </text:list-item>
            <text:list-item>
              <text:p text:style-name="P15">Chests - Done</text:p>
            </text:list-item>
            <text:list-item>
              <text:p text:style-name="P15">Destructible - Done</text:p>
            </text:list-item>
            <text:list-item>
              <text:p text:style-name="P15">Benches - Donee]</text:p>
            </text:list-item>
            <text:list-item>
              <text:p text:style-name="P15">Traps – Arrow Trap – Done</text:p>
            </text:list-item>
          </text:list>
        </text:list-item>
        <text:list-item>
          <text:p text:style-name="P15">Stats</text:p>
          <text:list>
            <text:list-item>
              <text:p text:style-name="P15">Attributes – Train and Grow – Done</text:p>
            </text:list-item>
          </text:list>
        </text:list-item>
        <text:list-item>
          <text:p text:style-name="P15">Core Maps</text:p>
          <text:list>
            <text:list-item>
              <text:p text:style-name="P15">Start Town – In Progress</text:p>
            </text:list-item>
            <text:list-item>
              <text:p text:style-name="P15">Vampire Realm (Atantis) - Modeled</text:p>
            </text:list-item>
            <text:list-item>
              <text:p text:style-name="P15">Crusader Realm (Avalon) – In Progress</text:p>
            </text:list-item>
          </text:list>
        </text:list-item>
      </text:list>
      <text:h text:style-name="Heading_20_2" text:outline-level="2">Alpha Target</text:h>
      <text:p text:style-name="Text_20_body"><text:tab/>This target, is supposed to be feature complete and playable, but with still some test graphics in place.</text:p>
      <text:list xml:id="list935806009" text:style-name="L14">
        <text:list-item>
          <text:p text:style-name="P16">Add in Player Races </text:p>
        </text:list-item>
        <text:list-item>
          <text:p text:style-name="P16">Add in Additional Classes</text:p>
          <text:list>
            <text:list-item>
              <text:p text:style-name="P16">Guardian, Necromancer, Assassin, Templar, Rune Knight</text:p>
            </text:list-item>
          </text:list>
        </text:list-item>
        <text:list-item>
          <text:p text:style-name="P16">Add in all Realms</text:p>
          <text:list>
            <text:list-item>
              <text:p text:style-name="P16">Vampire (Atlantis) – Mountain Mines / Stronghold</text:p>
            </text:list-item>
            <text:list-item>
              <text:p text:style-name="P16">Crusader (Avalaon) – City &amp; dungeons</text:p>
            </text:list-item>
            <text:list-item>
              <text:p text:style-name="P16">Werewolf (Mu) – Forrest Caves / Ruins</text:p>
            </text:list-item>
            <text:list-item>
              <text:p text:style-name="P16">Shiggoth (Lemuria) – Port Town &amp; Catacombs</text:p>
            </text:list-item>
            <text:list-item>
              <text:p text:style-name="P16">Revenant (Ys) – Swamplands &amp; Asylum</text:p>
            </text:list-item>
          </text:list>
        </text:list-item>
        <text:list-item>
          <text:p text:style-name="P16">Complete Adding in Items / Equipment</text:p>
        </text:list-item>
        <text:list-item>
          <text:p text:style-name="P16"><text:soft-page-break/>Complete Spells / Abilities</text:p>
        </text:list-item>
        <text:list-item>
          <text:p text:style-name="P16">Add in the ability to Upgrade equipment</text:p>
        </text:list-item>
        <text:list-item>
          <text:p text:style-name="P16">Add Game Ending</text:p>
        </text:list-item>
        <text:list-item>
          <text:p text:style-name="P16">Audio!</text:p>
        </text:list-item>
      </text:list>
      <text:h text:style-name="Heading_20_2" text:outline-level="2">Beta Release</text:h>
      <text:list xml:id="list1946875583" text:style-name="L15">
        <text:list-item>
          <text:p text:style-name="P17">Upgrade the Artwork</text:p>
        </text:list-item>
        <text:list-item>
          <text:p text:style-name="P17">Revise Menus</text:p>
          <text:list>
            <text:list-item>
              <text:p text:style-name="P17">Content</text:p>
            </text:list-item>
            <text:list-item>
              <text:p text:style-name="P17">Look</text:p>
            </text:list-item>
          </text:list>
        </text:list-item>
        <text:list-item>
          <text:p text:style-name="P17">Revise Controls</text:p>
        </text:list-item>
        <text:list-item>
          <text:p text:style-name="P17">Revise Maps</text:p>
        </text:list-item>
        <text:list-item>
          <text:p text:style-name="P17">Add Final Maps</text:p>
          <text:list>
            <text:list-item>
              <text:p text:style-name="P17">Floating Palace of the Emperor</text:p>
            </text:list-item>
            <text:list-item>
              <text:p text:style-name="P17">Underworld of the Mistress</text:p>
            </text:list-item>
          </text:list>
        </text:list-item>
        <text:list-item>
          <text:p text:style-name="P17">Add Side Dungeons</text:p>
        </text:list-item>
        <text:list-item>
          <text:p text:style-name="P17">Add in Corruption / effects based on race</text:p>
          <text:list>
            <text:list-item>
              <text:p text:style-name="P17">Vampire, Werewolf, Shiggoth, Revenant, Angel</text:p>
            </text:list-item>
          </text:list>
        </text:list-item>
        <text:list-item>
          <text:p text:style-name="P17">Add in Legendary Equipment</text:p>
        </text:list-item>
      </text:list>
      <text:h text:style-name="Heading_20_2" text:outline-level="2">Creeping Features</text:h>
      <text:p text:style-name="Text_20_body"><text:tab/>This is intended to be post release updates to provide new features. <text:s/>$ DLC? <text:s/></text:p>
      <text:list xml:id="list816886233" text:style-name="L16">
        <text:list-item>
          <text:p text:style-name="P18">Additional Classes</text:p>
          <text:list>
            <text:list-item>
              <text:p text:style-name="P18">Berserk, Death Knight, Shaman, Brigand, Rune Forger</text:p>
            </text:list-item>
          </text:list>
        </text:list-item>
        <text:list-item>
          <text:p text:style-name="P18">Additional Spells / Abilities</text:p>
        </text:list-item>
        <text:list-item>
          <text:p text:style-name="P18">Add in More Equipment</text:p>
        </text:list-item>
        <text:list-item>
          <text:p text:style-name="P18">Additional Races</text:p>
        </text:list-item>
        <text:list-item>
          <text:p text:style-name="P18">Additional Side Dungeons</text:p>
        </text:list-item>
        <text:list-item>
          <text:p text:style-name="P18">PvP</text:p>
        </text:list-item>
        <text:list-item>
          <text:p text:style-name="P18">New Game+</text:p>
        </text:list-item>
      </text:list>
      <text:h text:style-name="Heading_20_1" text:outline-level="1">To do</text:h>
      <text:p text:style-name="Text_20_body"><text:tab/>This is the list of items that remain to be implemented / made.</text:p>
      <text:h text:style-name="Heading_20_2" text:outline-level="2"><text:soft-page-break/>Map Editor</text:h>
      <text:list xml:id="list206113821" text:style-name="L17">
        <text:list-item>
          <text:p text:style-name="P19">Make it so that Objects can be moved once placed.</text:p>
        </text:list-item>
        <text:list-item>
          <text:p text:style-name="P19">Link the map name and the filename</text:p>
        </text:list-item>
        <text:list-item>
          <text:p text:style-name="P19">Fix the hot keys to switch between the different panels</text:p>
        </text:list-item>
        <text:list-item>
          <text:p text:style-name="P19">Add Panning with Middle Mouse Button and Dragging</text:p>
        </text:list-item>
      </text:list>
      <text:h text:style-name="Heading_20_2" text:outline-level="2">Traps</text:h>
      <text:p text:style-name="Text_20_body"><text:tab/>No traps have been made so far. <text:s/>Here are the proposed Traps:</text:p>
      <text:list xml:id="list1756248779" text:style-name="L18">
        <text:list-item>
          <text:p text:style-name="P20">Floor Traps</text:p>
          <text:list>
            <text:list-item>
              <text:p text:style-name="P20">Spike Trap – On a single tile, stepping onto it will shoot spikes up from below. <text:s/>Ignores all armor except foot armor. Resets after the player leaves the tile.</text:p>
            </text:list-item>
            <text:list-item>
              <text:p text:style-name="P20">Spear Trap – (Needs to be placed next to a wall or it will not make sense). <text:s/>On a single tile, a spear will shoot out from one direction. <text:s/>This trap needs a direction. <text:s text:c="3"/>Once set off, it will block the tile off like a door. <text:s/>The spear can then be broken, <text:s/>If the player is fast, the spear can be blocked with a shield</text:p>
            </text:list-item>
            <text:list-item>
              <text:p text:style-name="P20">Explosion – Does not reset. <text:s/>Deals radius fire damage.</text:p>
            </text:list-item>
            <text:list-item>
              <text:p text:style-name="P20">Arrow Trap – This one needs a direction and can reset. <text:s text:c="2"/>This one can be set to be continuously going off. <text:s/>Arrows can be blocked.</text:p>
            </text:list-item>
            <text:list-item>
              <text:p text:style-name="P20">Trigger – Targets another trap and sets that off. <text:s/>Best when used with arrow traps.</text:p>
            </text:list-item>
            <text:list-item>
              <text:p text:style-name="P20">Poison gas – Can poison the player.</text:p>
            </text:list-item>
            <text:list-item>
              <text:p text:style-name="P20">Alerts nearby monsters.</text:p>
            </text:list-item>
          </text:list>
        </text:list-item>
        <text:list-item>
          <text:p text:style-name="P20">Door Traps</text:p>
          <text:list>
            <text:list-item>
              <text:p text:style-name="P20">Explosion – Same as the floor trap. <text:s/>Destroys the door when triggered.</text:p>
            </text:list-item>
            <text:list-item>
              <text:p text:style-name="P20">Trigger – The door can trigger a floor trap.</text:p>
            </text:list-item>
            <text:list-item>
              <text:p text:style-name="P20">Falling Block – Ignores armor except for head armor. <text:s/>Makes the most sense in doors.</text:p>
            </text:list-item>
            <text:list-item>
              <text:p text:style-name="P20">Alarm – same as floor trap.</text:p>
            </text:list-item>
            <text:list-item>
              <text:p text:style-name="P20">Poison Gas – Can poison the player</text:p>
            </text:list-item>
          </text:list>
        </text:list-item>
        <text:list-item>
          <text:p text:style-name="P20">Chest Traps</text:p>
          <text:list>
            <text:list-item>
              <text:p text:style-name="P20">Explosion – Same as the Door Trap. <text:s/>It destroys the chest (and its contents).</text:p>
            </text:list-item>
            <text:list-item>
              <text:p text:style-name="P20">Poison Dart – Deals damage and poison</text:p>
            </text:list-item>
            <text:list-item>
              <text:p text:style-name="P20">Alarm – Same as floor trap.</text:p>
            </text:list-item>
            <text:list-item>
              <text:p text:style-name="P20">Knockout Gas – Stuns the player for some time. <text:s/>Deadly if there are monsters nearby.</text:p>
            </text:list-item>
          </text:list>
        </text:list-item>
      </text:list>
      <text:h text:style-name="Heading_20_2" text:outline-level="2">Dungeon Objects</text:h>
      <text:p text:style-name="Text_20_body"><text:tab/>Need to implement these types of objects still:</text:p>
      <text:list xml:id="list847266109" text:style-name="L19">
        <text:list-item>
          <text:p text:style-name="P21"><text:soft-page-break/>Map Info Tags – So player can get a description the first time the player enters the level.</text:p>
        </text:list-item>
        <text:list-item>
          <text:p text:style-name="P21">Doors – Need to add locked and trapped functionality</text:p>
        </text:list-item>
        <text:list-item>
          <text:p text:style-name="P21">Chests – Need to add locked and trapped functionality</text:p>
        </text:list-item>
        <text:list-item>
          <text:p text:style-name="P21">Breakable objects – Base it off of pathblocker</text:p>
        </text:list-item>
        <text:list-item>
          <text:p text:style-name="P21">Walk Exit – same function as a stairs or gateway but for walking to the next map over...</text:p>
        </text:list-item>
        <text:list-item>
          <text:p text:style-name="P21">Traps – See above</text:p>
        </text:list-item>
        <text:list-item>
          <text:p text:style-name="P21">Climbable Tiles</text:p>
        </text:list-item>
        <text:list-item>
          <text:p text:style-name="P21">Benches – Act as blockers and players can talk to NPCs on he other side.</text:p>
          <text:list>
            <text:list-item>
              <text:p text:style-name="P21">target &lt;id&gt; - Runs the target entity's activate function, as If the player had done when the player uses the Bench. <text:s/>It should be used to target a shopkeeper NPC on the other side, but doesn't have to....</text:p>
            </text:list-item>
          </text:list>
        </text:list-item>
        <text:list-item>
          <text:p text:style-name="P21">Death Tiles – Invisible but <text:s/>take their cue from the map itself. <text:s/>The idea is that these represent falling heights.</text:p>
        </text:list-item>
      </text:list>
      <text:h text:style-name="Heading_20_2" text:outline-level="2">Player Stats</text:h>
      <text:list xml:id="list201743873" text:style-name="L20">
        <text:list-item>
          <text:p text:style-name="P22">Status Effects </text:p>
          <text:list>
            <text:list-item>
              <text:p text:style-name="P22">Stun</text:p>
            </text:list-item>
            <text:list-item>
              <text:p text:style-name="P22">Poison</text:p>
            </text:list-item>
            <text:list-item>
              <text:p text:style-name="P22">Plague</text:p>
            </text:list-item>
            <text:list-item>
              <text:p text:style-name="P22">Bleeding</text:p>
            </text:list-item>
            <text:list-item>
              <text:p text:style-name="P22">Slow</text:p>
            </text:list-item>
          </text:list>
        </text:list-item>
        <text:list-item>
          <text:p text:style-name="P22">Damage tied to player stats + equipment</text:p>
        </text:list-item>
        <text:list-item>
          <text:p text:style-name="P22">Weight Limits</text:p>
        </text:list-item>
        <text:list-item>
          <text:p text:style-name="P22">Wield limits</text:p>
        </text:list-item>
        <text:list-item>
          <text:p text:style-name="P22">Players need to earn grace from actions.</text:p>
        </text:list-item>
        <text:list-item>
          <text:p text:style-name="P22">Players need to be able to spend grace at alters</text:p>
        </text:list-item>
      </text:list>
      <text:h text:style-name="Heading_20_2" text:outline-level="2">Skills / Spells</text:h>
      <text:list xml:id="list1919920602" text:style-name="L21">
        <text:list-item>
          <text:p text:style-name="P23">Add more skills to the list</text:p>
        </text:list-item>
        <text:list-item>
          <text:p text:style-name="P23">Icons need to be made for each skill</text:p>
        </text:list-item>
        <text:list-item>
          <text:p text:style-name="P23">Player needs an Skill Menu so the player can learn about skills</text:p>
        </text:list-item>
        <text:list-item>
          <text:p text:style-name="P23">Skills need to function.</text:p>
          <text:list>
            <text:list-item>
              <text:p text:style-name="P23">Combat skills need to enable special features</text:p>
            </text:list-item>
            <text:list-item>
              <text:p text:style-name="P23">Projectile spells need to differentiate.</text:p>
            </text:list-item>
            <text:list-item>
              <text:p text:style-name="P23"><text:soft-page-break/>Non projectile spells need to function</text:p>
            </text:list-item>
          </text:list>
        </text:list-item>
        <text:list-item>
          <text:p text:style-name="P23">Alchemy needs to function.</text:p>
        </text:list-item>
      </text:list>
      <text:h text:style-name="Heading_20_2" text:outline-level="2">Monsters</text:h>
      <text:list xml:id="list948295968" text:style-name="L22">
        <text:list-item>
          <text:p text:style-name="P24">Need to implement <text:s/>Near / Far Behavior</text:p>
        </text:list-item>
        <text:list-item>
          <text:p text:style-name="P24">Need to implement other actions (besides get in close and stab)</text:p>
        </text:list-item>
        <text:list-item>
          <text:p text:style-name="P24">Need to implement path finding.</text:p>
        </text:list-item>
        <text:list-item>
          <text:p text:style-name="P24">Need more monsters (see previous section)</text:p>
        </text:list-item>
        <text:list-item>
          <text:p text:style-name="P24">Need to make summoned monsters behavior</text:p>
          <text:list>
            <text:list-item>
              <text:p text:style-name="P24">Follow the player</text:p>
            </text:list-item>
            <text:list-item>
              <text:p text:style-name="P24">Attack nearby enemies of the player</text:p>
            </text:list-item>
          </text:list>
        </text:list-item>
      </text:list>
      <text:h text:style-name="Heading_20_2" text:outline-level="2">NPCs</text:h>
      <text:list xml:id="list835290778" text:style-name="L23">
        <text:list-item>
          <text:p text:style-name="P25">Need to implement a full dialog window instead of using the message buffer.</text:p>
        </text:list-item>
        <text:list-item>
          <text:p text:style-name="P25">Need to make messages dependent on progress.</text:p>
        </text:list-item>
      </text:list>
      <text:h text:style-name="Heading_20_2" text:outline-level="2">Items</text:h>
      <text:list xml:id="list525481449" text:style-name="L24">
        <text:list-item>
          <text:p text:style-name="P26">Need to add icons to the items.</text:p>
        </text:list-item>
        <text:list-item>
          <text:p text:style-name="P26">Need to add descriptions menu instead of using the message buffer. <text:s/>Should also show the stats of the item.</text:p>
        </text:list-item>
        <text:list-item>
          <text:p text:style-name="P26">Throwing items need to function</text:p>
        </text:list-item>
        <text:list-item>
          <text:p text:style-name="P26">Other healing items need to function (poison , cure, etc).</text:p>
        </text:list-item>
        <text:list-item>
          <text:p text:style-name="P26">Weapon Upgrades need to function.</text:p>
          <text:list>
            <text:list-item>
              <text:p text:style-name="P26">Need to make raw materials</text:p>
              <text:list>
                <text:list-item>
                  <text:p text:style-name="P26">Ores, Ingots and Billets of X</text:p>
                </text:list-item>
              </text:list>
            </text:list-item>
          </text:list>
        </text:list-item>
        <text:list-item>
          <text:p text:style-name="P26">Rings – Need to make</text:p>
        </text:list-item>
      </text:list>
      <text:h text:style-name="Heading_20_2" text:outline-level="2">Random Dungeon Generator</text:h>
      <text:p text:style-name="Text_20_body"><text:tab/>This feature is strictly intended for down the road. <text:s/>It will make some number of random levels between exits when a player enters one. <text:s/>It will need these stats specified from the entry stairs:</text:p>
      <text:list xml:id="list850352669" text:style-name="L25">
        <text:list-item>
          <text:p text:style-name="P27">name of random dungeon</text:p>
        </text:list-item>
        <text:list-item>
          <text:p text:style-name="P27">number of levels</text:p>
        </text:list-item>
        <text:list-item>
          <text:p text:style-name="P27">starting difficulty</text:p>
        </text:list-item>
        <text:list-item>
          <text:p text:style-name="P27">difficulty step</text:p>
        </text:list-item>
        <text:list-item>
          <text:p text:style-name="P27"><text:soft-page-break/>default tile</text:p>
        </text:list-item>
        <text:list-item>
          <text:p text:style-name="P27">background image</text:p>
        </text:list-item>
        <text:list-item>
          <text:p text:style-name="P27">monster list</text:p>
        </text:list-item>
        <text:list-item>
          <text:p text:style-name="P27">Level size – small medium large, epic.</text:p>
        </text:list-item>
      </text:list>
      <text:h text:style-name="Heading_20_1" text:outline-level="1">Change log</text:h>
      <text:list xml:id="list842555527" text:style-name="L26">
        <text:list-item>
          <text:p text:style-name="P28">2/28/11 – Knives can now be thrown.</text:p>
          <text:list>
            <text:list-item>
              <text:p text:style-name="P28">t Key uses equipped Tool.</text:p>
            </text:list-item>
          </text:list>
        </text:list-item>
        <text:list-item>
          <text:p text:style-name="P28">3/1/11 – Items can be used from the Tool Equipment slot, as well as from the equipment menu</text:p>
          <text:list>
            <text:list-item>
              <text:p text:style-name="P28">g Key now cycled through equipped tools.</text:p>
            </text:list-item>
            <text:list-item>
              <text:p text:style-name="P28">HUD now displays the name of the equipped spell and the name and count of equipped tools.</text:p>
            </text:list-item>
          </text:list>
        </text:list-item>
        <text:list-item>
          <text:p text:style-name="P28">3/7/11</text:p>
          <text:list>
            <text:list-item>
              <text:p text:style-name="P28">Created new Armor Sets : Peasant, Ring Mail, Lamenate Armor, Brigandine and Cuir Boulli.</text:p>
            </text:list-item>
            <text:list-item>
              <text:p text:style-name="P28">Created new monster sprites: heavy_knight, archer, assassin, bandit, peasant1 and peasant2</text:p>
            </text:list-item>
            <text:list-item>
              <text:p text:style-name="P28">created new backgrounds: woodfloor.png and woodfloor2.png</text:p>
            </text:list-item>
            <text:list-item>
              <text:p text:style-name="P28">Gateways now display properly</text:p>
            </text:list-item>
            <text:list-item>
              <text:p text:style-name="P28">Corrected targeting code to check to see if target is visible.</text:p>
            </text:list-item>
            <text:list-item>
              <text:p text:style-name="P28">Added the ability for shop keepers to provide “services” Rest, Inventory and Upgrade</text:p>
            </text:list-item>
            <text:list-item>
              <text:p text:style-name="P28">Fixed a bug with gateways not writing the correct object ID to the progress</text:p>
            </text:list-item>
            <text:list-item>
              <text:p text:style-name="P28">Game can now be saved with F12</text:p>
            </text:list-item>
            <text:list-item>
              <text:p text:style-name="P28">Game can be loaded from the main menu with the continue option from the menu</text:p>
            </text:list-item>
            <text:list-item>
              <text:p text:style-name="P28">prisoners(hostages) can now be added to maps. <text:s/>Using saves them, attacking them will kill them.</text:p>
            </text:list-item>
            <text:list-item>
              <text:p text:style-name="P28">save &lt;level&gt; &lt;Name&gt; is now a quest option / condition</text:p>
            </text:list-item>
            <text:list-item>
              <text:p text:style-name="P28">Conditions are now checked independently of context. <text:s/>NOT is a keyword that can precede a normal condition to have it return the inverse of success.</text:p>
            </text:list-item>
            <text:list-item>
              <text:p text:style-name="P28">Player can now Rest at the Inn. <text:s/>Stockpile to come...</text:p>
            </text:list-item>
            <text:list-item>
              <text:p text:style-name="P28">Healing Magic now works</text:p>
            </text:list-item>
            <text:list-item>
              <text:p text:style-name="P28">Mana Vials function</text:p>
            </text:list-item>
            <text:list-item>
              <text:p text:style-name="P28">Monsters are now animated and have better delays between attacks.</text:p>
            </text:list-item>
            <text:list-item>
              <text:p text:style-name="P28">Player attacks now based on weapon damage</text:p>
            </text:list-item>
            <text:list-item>
              <text:p text:style-name="P28">On block, attacker is stunned a little</text:p>
            </text:list-item>
            <text:list-item>
              <text:p text:style-name="P28">On hit defender is stunned a little</text:p>
            </text:list-item>
          </text:list>
        </text:list-item>
        <text:list-item>
          <text:p text:style-name="P28"><text:soft-page-break/>3/11/11</text:p>
          <text:list>
            <text:list-item>
              <text:p text:style-name="P28">Monsters now have idle animation</text:p>
            </text:list-item>
            <text:list-item>
              <text:p text:style-name="P28">Doors can be marked &lt;secret&gt; and will appear as an adjacent tile. <text:s/>They still function like normal</text:p>
            </text:list-item>
            <text:list-item>
              <text:p text:style-name="P28">If a door is locked it can now have <text:s/>a key item, that will allow the player to open the door normally.</text:p>
              <text:list>
                <text:list-item>
                  <text:p text:style-name="P28">key &lt;itemname&gt; - searches the player's inventory for the item and if the player has it on him the door will open.</text:p>
                </text:list-item>
              </text:list>
            </text:list-item>
          </text:list>
        </text:list-item>
        <text:list-item>
          <text:p text:style-name="P28">3/16/11 - </text:p>
          <text:list>
            <text:list-item>
              <text:p text:style-name="P28">Monsters can now pathfind. <text:s/>Their movements are awkward, but they can find the player.</text:p>
            </text:list-item>
            <text:list-item>
              <text:p text:style-name="P28">All damage now takes into consideration weapon damage, damage types and defender's resistances.</text:p>
            </text:list-item>
            <text:list-item>
              <text:p text:style-name="P28">Added More Magic Spells!</text:p>
              <text:list>
                <text:list-item>
                  <text:p text:style-name="P28">Shadow Flare – Explodes on contact</text:p>
                </text:list-item>
                <text:list-item>
                  <text:p text:style-name="P28">Suburst – Explodes</text:p>
                </text:list-item>
                <text:list-item>
                  <text:p text:style-name="P28">Magic <text:s/>Shield &amp; Resistance – Increases defense!</text:p>
                </text:list-item>
              </text:list>
            </text:list-item>
            <text:list-item>
              <text:p text:style-name="P28">Alchemy now functions – Casting checks for Herbal/Alchemy bases, uses them and gives the player the newly made item. <text:s/>It will then auto-select it as the tool.</text:p>
            </text:list-item>
          </text:list>
        </text:list-item>
        <text:list-item>
          <text:p text:style-name="P28">4/11/11 - </text:p>
          <text:list>
            <text:list-item>
              <text:p text:style-name="P28">Added in a Random Dungeon Generator and linked it to the map editor.</text:p>
            </text:list-item>
            <text:list-item>
              <text:p text:style-name="P28">Added in support for PhysFS to allow loading 2d Images from Pak (zip) files</text:p>
            </text:list-item>
            <text:list-item>
              <text:p text:style-name="P28">Finished detailing item placement in the “quest details.odp” file</text:p>
            </text:list-item>
            <text:list-item>
              <text:p text:style-name="P28">Tracking assets through “Assets List.xls”</text:p>
            </text:list-item>
          </text:list>
        </text:list-item>
        <text:list-item>
          <text:p text:style-name="P28">4/12/11 -</text:p>
          <text:list>
            <text:list-item>
              <text:p text:style-name="P28">Random Dungeon Generator now adds in Stairs and random monsters</text:p>
            </text:list-item>
          </text:list>
        </text:list-item>
        <text:list-item>
          <text:p text:style-name="P28">4/17/11 - </text:p>
          <text:list>
            <text:list-item>
              <text:p text:style-name="P28">Abstracted Player Input</text:p>
            </text:list-item>
            <text:list-item>
              <text:p text:style-name="P28">Player Input saved in system/controls.cfg</text:p>
            </text:list-item>
            <text:list-item>
              <text:p text:style-name="P28">Improved combat behavior for player and monsters</text:p>
            </text:list-item>
            <text:list-item>
              <text:p text:style-name="P28">Monsters can now shoot arrows</text:p>
            </text:list-item>
            <text:list-item>
              <text:p text:style-name="P28">Made 6 dead body sprites</text:p>
              <text:list>
                <text:list-item>
                  <text:p text:style-name="P28">Dead Bodies can now be placed in the maps</text:p>
                </text:list-item>
                <text:list-item>
                  <text:p text:style-name="P28">Dead bodies can have items on them and can be given descriptions with desc key</text:p>
                </text:list-item>
              </text:list>
            </text:list-item>
            <text:list-item>
              <text:p text:style-name="P28">Items can now be placed in the maps.</text:p>
            </text:list-item>
            <text:list-item>
              <text:p text:style-name="P28"><text:soft-page-break/>Monsters can shortcut their pathfinding.</text:p>
            </text:list-item>
            <text:list-item>
              <text:p text:style-name="P28">Added Run Ability (hold '/') drains stamina</text:p>
            </text:list-item>
            <text:list-item>
              <text:p text:style-name="P28">Added Dash Ability (Double tap any direction, even diagonals) Drains stamina</text:p>
            </text:list-item>
          </text:list>
        </text:list-item>
        <text:list-item>
          <text:p text:style-name="P28">4/18/11</text:p>
          <text:list>
            <text:list-item>
              <text:p text:style-name="P28">Added Config Menu</text:p>
            </text:list-item>
            <text:list-item>
              <text:p text:style-name="P28">Made Font Size, Button Size, and Pausing more OO.</text:p>
            </text:list-item>
          </text:list>
        </text:list-item>
        <text:list-item>
          <text:p text:style-name="P28">4/19/11</text:p>
          <text:list>
            <text:list-item>
              <text:p text:style-name="P28">Redesigned Main Game HUD</text:p>
            </text:list-item>
            <text:list-item>
              <text:p text:style-name="P28">Animated Doors opening</text:p>
            </text:list-item>
          </text:list>
        </text:list-item>
        <text:list-item>
          <text:p text:style-name="P28">4/20/11</text:p>
          <text:list>
            <text:list-item>
              <text:p text:style-name="P28">Added a loading screen</text:p>
            </text:list-item>
            <text:list-item>
              <text:p text:style-name="P28">revised monster AI (again) still not where I want it.</text:p>
            </text:list-item>
            <text:list-item>
              <text:p text:style-name="P28">Fixed NPC AI</text:p>
            </text:list-item>
            <text:list-item>
              <text:p text:style-name="P28">Added in a player info tag. <text:s/>So that we can give the player one time information throughout tutorial levels.</text:p>
            </text:list-item>
            <text:list-item>
              <text:p text:style-name="P28">Improved the visuals for the object panel in the map editor</text:p>
            </text:list-item>
            <text:list-item>
              <text:p text:style-name="P28">redid the numbering for the hotkeys for the races and classes windows.</text:p>
            </text:list-item>
            <text:list-item>
              <text:p text:style-name="P28">Updated the game's icon.</text:p>
            </text:list-item>
            <text:list-item>
              <text:p text:style-name="P28">Dashing state lasts until the stun is over. <text:s/>Floor traps can be avoided this way.</text:p>
            </text:list-item>
            <text:list-item>
              <text:p text:style-name="P28">Improved Collision detection to the point where you don't (yet) get pushed in to the walls by entities.</text:p>
            </text:list-item>
          </text:list>
        </text:list-item>
        <text:list-item>
          <text:p text:style-name="P28">05/12/11</text:p>
          <text:list>
            <text:list-item>
              <text:p text:style-name="P28">Added tutorial levels</text:p>
            </text:list-item>
            <text:list-item>
              <text:p text:style-name="P28">Revised starting town to reflect town designs.</text:p>
            </text:list-item>
            <text:list-item>
              <text:p text:style-name="P28">Thieves guild almost done save for quests.</text:p>
            </text:list-item>
            <text:list-item>
              <text:p text:style-name="P28">“facing” keyword now rotates clockwise in degrees.</text:p>
            </text:list-item>
            <text:list-item>
              <text:p text:style-name="P28">Modified get text window to word wrap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j kehoe</meta:initial-creator>
    <meta:creation-date>2011-02-19T12:27:32</meta:creation-date>
    <dc:date>2011-05-13T20:58:52</dc:date>
    <dc:creator>dj kehoe</dc:creator>
    <meta:editing-duration>PT56H01M06S</meta:editing-duration>
    <meta:editing-cycles>89</meta:editing-cycles>
    <meta:generator>OpenOffice.org/3.1$Linux OpenOffice.org_project/310m19$Build-9420</meta:generator>
    <meta:document-statistic meta:table-count="0" meta:image-count="0" meta:object-count="0" meta:page-count="19" meta:paragraph-count="541" meta:word-count="4979" meta:character-count="25308"/>
  </office:meta>
</office:document-meta>
</file>